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42e" officeooo:paragraph-rsid="000cc42e"/>
    </style:style>
    <style:style style:name="P2" style:family="paragraph" style:parent-style-name="Standard">
      <style:text-properties officeooo:rsid="000e0e6d" officeooo:paragraph-rsid="000e0e6d"/>
    </style:style>
    <style:style style:name="P3" style:family="paragraph" style:parent-style-name="Standard">
      <style:text-properties officeooo:rsid="000f9a7b" officeooo:paragraph-rsid="000f9a7b"/>
    </style:style>
    <style:style style:name="P4" style:family="paragraph" style:parent-style-name="Standard">
      <style:text-properties officeooo:rsid="00106ad8" officeooo:paragraph-rsid="00106ad8"/>
    </style:style>
    <style:style style:name="P5" style:family="paragraph" style:parent-style-name="Standard">
      <style:text-properties fo:color="#000000" officeooo:rsid="000f9a7b" officeooo:paragraph-rsid="000f9a7b" fo:background-color="#cccccc"/>
    </style:style>
    <style:style style:name="P6" style:family="paragraph" style:parent-style-name="Standard">
      <style:text-properties fo:color="#000000" officeooo:rsid="00106ad8" officeooo:paragraph-rsid="00106ad8" fo:background-color="#cccccc"/>
    </style:style>
    <style:style style:name="P7" style:family="paragraph" style:parent-style-name="Standard">
      <style:text-properties fo:color="#000000" officeooo:rsid="00116081" officeooo:paragraph-rsid="00116081" fo:background-color="#cccccc"/>
    </style:style>
    <style:style style:name="P8" style:family="paragraph" style:parent-style-name="Standard">
      <style:text-properties fo:color="#000000" officeooo:rsid="0012587a" officeooo:paragraph-rsid="0012587a" fo:background-color="#cccccc"/>
    </style:style>
    <style:style style:name="P9" style:family="paragraph" style:parent-style-name="Standard">
      <style:text-properties fo:color="#000000" officeooo:rsid="000e0e6d" officeooo:paragraph-rsid="0012587a" fo:background-color="#ffffff"/>
    </style:style>
    <style:style style:name="P10" style:family="paragraph" style:parent-style-name="Standard">
      <style:text-properties officeooo:rsid="00116081" officeooo:paragraph-rsid="00116081"/>
    </style:style>
    <style:style style:name="P11" style:family="paragraph" style:parent-style-name="Standard">
      <style:text-properties fo:color="#000000" officeooo:rsid="000e0e6d" officeooo:paragraph-rsid="0012587a" fo:background-color="#cccccc"/>
    </style:style>
    <style:style style:name="T1" style:family="text">
      <style:text-properties officeooo:rsid="000f9a7b"/>
    </style:style>
    <style:style style:name="T2" style:family="text">
      <style:text-properties officeooo:rsid="001258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orgios Markou HWP2 Test2</text:p>
      <text:p text:style-name="P1"/>
      <text:p text:style-name="P1">a) Das Argument wird als const&amp; deklariert, weil es nicht vom Copy Constructor modifiziert werden darf. Würde wir das Argument als pass-by-value übergeben, müssten wir erstmal eine Kopie davon erstellen, wofür der Copy Constructor zuständig ist.</text:p>
      <text:p text:style-name="P1"/>
      <text:p text:style-name="P3">b)</text:p>
      <text:p text:style-name="P5">class Car</text:p>
      <text:p text:style-name="P5">{</text:p>
      <text:p text:style-name="P5">public:</text:p>
      <text:p text:style-name="P5"><text:tab/>Car() : m_mileage(0) {}</text:p>
      <text:p text:style-name="P5"><text:tab/>Car(int mileage) : m_mileage(mileage) {}</text:p>
      <text:p text:style-name="P5"/>
      <text:p text:style-name="P5"><text:tab/>int getMileage() const { return m_mileage; }</text:p>
      <text:p text:style-name="P5"/>
      <text:p text:style-name="P5">private:</text:p>
      <text:p text:style-name="P5"><text:tab/>int m_mileage;</text:p>
      <text:p text:style-name="P5">};</text:p>
      <text:p text:style-name="P3"/>
      <text:p text:style-name="P4">c)</text:p>
      <text:p text:style-name="P6">struct Car</text:p>
      <text:p text:style-name="P6">{</text:p>
      <text:p text:style-name="P6">public:</text:p>
      <text:p text:style-name="P6"><text:tab/>Car() : m_mileage(0) {}</text:p>
      <text:p text:style-name="P6"><text:tab/>Car(int mileage) : m_mileage(mileage) {}</text:p>
      <text:p text:style-name="P6"/>
      <text:p text:style-name="P6"><text:tab/>int getMileage() const { return m_mileage; }</text:p>
      <text:p text:style-name="P6"/>
      <text:p text:style-name="P6">private:</text:p>
      <text:p text:style-name="P6"><text:tab/>int m_mileage;</text:p>
      <text:p text:style-name="P6">};</text:p>
      <text:p text:style-name="P1"/>
      <text:p text:style-name="P2">d)</text:p>
      <text:p text:style-name="P2"/>
      <text:p text:style-name="P2">1 ist ein Fehler, weil kein Default-Constructor existiert.</text:p>
      <text:p text:style-name="P2">2 ist ebenfalls ein Fehler, weil beide Konstruktor<text:span text:style-name="T1">en</text:span> passen (mehrdeutig).</text:p>
      <text:p text:style-name="P2">3 ist richtig, B wird verwendet.</text:p>
      <text:p text:style-name="P2"/>
      <text:p text:style-name="P10">e)</text:p>
      <text:p text:style-name="P7">class Bird</text:p>
      <text:p text:style-name="P7">{</text:p>
      <text:p text:style-name="P7">public:</text:p>
      <text:p text:style-name="P7"><text:tab/>Bird() : m_weight(0) {}</text:p>
      <text:p text:style-name="P7"><text:tab/>Bird(float initWeight) : m_weight(initWeight) {}</text:p>
      <text:p text:style-name="P7"><text:tab/>Bird(float initWeight, int dummyInt) : m_weight(initWeight) {}</text:p>
      <text:p text:style-name="P7"/>
      <text:p text:style-name="P7">private:</text:p>
      <text:p text:style-name="P7"><text:tab/>float m_weight;</text:p>
      <text:p text:style-name="P7">};</text:p>
      <text:p text:style-name="P7"/>
      <text:p text:style-name="P7"/>
      <text:p text:style-name="P7"/>
      <text:p text:style-name="P8"><text:soft-page-break/></text:p>
      <text:p text:style-name="P9">f <text:span text:style-name="T2">bis i)</text:span></text:p>
      <text:p text:style-name="P11">class Runway</text:p>
      <text:p text:style-name="P11">{</text:p>
      <text:p text:style-name="P11">public:</text:p>
      <text:p text:style-name="P11"><text:tab/>Runway() : m_direction(0) {}</text:p>
      <text:p text:style-name="P11"><text:tab/>Runway(int dir) : m_direction(dir) {}</text:p>
      <text:p text:style-name="P11"><text:tab/>~Runway() {}</text:p>
      <text:p text:style-name="P11"/>
      <text:p text:style-name="P11"><text:tab/>Runway(const Runway&amp; runway) : m_direction(runway.m_direction) {}</text:p>
      <text:p text:style-name="P11"><text:tab/>Runway&amp; operator = (const Runway&amp; runway) </text:p>
      <text:p text:style-name="P11"><text:tab/>{</text:p>
      <text:p text:style-name="P11"><text:tab/><text:tab/>if (this == &amp;runway)</text:p>
      <text:p text:style-name="P11"><text:tab/><text:tab/><text:tab/>return *this;</text:p>
      <text:p text:style-name="P11"/>
      <text:p text:style-name="P11"><text:tab/><text:tab/>m_direction = runway.m_direction;</text:p>
      <text:p text:style-name="P11"/>
      <text:p text:style-name="P11"><text:tab/><text:tab/>return *this;</text:p>
      <text:p text:style-name="P11"><text:tab/>}</text:p>
      <text:p text:style-name="P11"/>
      <text:p text:style-name="P11"><text:tab/>static float getAirTemperature() { return m_airTemperature; }</text:p>
      <text:p text:style-name="P11"/>
      <text:p text:style-name="P11">private:</text:p>
      <text:p text:style-name="P11"><text:tab/>int m_direction;</text:p>
      <text:p text:style-name="P11"><text:tab/>static float m_airTemperature;</text:p>
      <text:p text:style-name="P11">};</text:p>
      <text:p text:style-name="P11"/>
      <text:p text:style-name="P11">float Runway::m_airTemperature = 20;</text:p>
      <text:p text:style-name="P11"/>
      <text:p text:style-name="P11">//Aufgabe h</text:p>
      <text:p text:style-name="P11">int main()</text:p>
      <text:p text:style-name="P11">{</text:p>
      <text:p text:style-name="P11"><text:tab/>Runway r(10);</text:p>
      <text:p text:style-name="P11"/>
      <text:p text:style-name="P11"><text:tab/>r.getAirTemperature(); //1</text:p>
      <text:p text:style-name="P11"><text:tab/>Runway::getAirTemperature(); //2</text:p>
      <text:p text:style-name="P11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3T17:30:44.840309292</meta:creation-date>
    <dc:date>2020-06-19T15:09:20.338665377</dc:date>
    <meta:editing-duration>PT10M17S</meta:editing-duration>
    <meta:editing-cycles>8</meta:editing-cycles>
    <meta:generator>LibreOffice/6.3.4.2$Linux_X86_64 LibreOffice_project/30$Build-2</meta:generator>
    <meta:document-statistic meta:table-count="0" meta:image-count="0" meta:object-count="0" meta:page-count="2" meta:paragraph-count="64" meta:word-count="213" meta:character-count="1489" meta:non-whitespace-character-count="1305"/>
  </office:meta>
</office:document-meta>
</file>